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2a16" officeooo:paragraph-rsid="00042a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bble sort</text:p>
      <text:p text:style-name="P1">Sno<text:tab/>Size<text:tab/>Best<text:tab/>Worst<text:tab/>Average</text:p>
      <text:p text:style-name="P1">1<text:tab/>500<text:tab/>0.002903<text:tab/>0.006949<text:tab/>0.003096</text:p>
      <text:p text:style-name="P1">2<text:tab/>1000<text:tab/>0.011965<text:tab/>0.023709<text:tab/>0.011739</text:p>
      <text:p text:style-name="P1">3<text:tab/>5000<text:tab/>0.167870<text:tab/>0.336037<text:tab/>0.298883</text:p>
      <text:p text:style-name="P1">4<text:tab/>10000<text:tab/>0.565785<text:tab/>1.342711<text:tab/>1.207796</text:p>
      <text:p text:style-name="P1">5<text:tab/>50000<text:tab/>14.234840<text:tab/>33.643503<text:tab/>30.017269</text:p>
      <text:p text:style-name="P1">6<text:tab/>100000<text:tab/>57.104381<text:tab/>170.159812<text:tab/>140.294009</text:p>
      <text:p text:style-name="P1">7<text:tab/>500000<text:tab/>1489.507012<text:tab/>4472.953120<text:tab/>3226.770838</text:p>
      <text:p text:style-name="P1"/>
      <text:p text:style-name="P1">insertion </text:p>
      <text:p text:style-name="P1">Sno<text:tab/>Size<text:tab/>Best<text:tab/>Worst<text:tab/>Average</text:p>
      <text:p text:style-name="P1">1<text:tab/>500<text:tab/>0.000021<text:tab/>0.007463<text:tab/>0.004797</text:p>
      <text:p text:style-name="P1">2<text:tab/>1000<text:tab/>0.000040<text:tab/>0.024615<text:tab/>0.012005</text:p>
      <text:p text:style-name="P1">3<text:tab/>5000<text:tab/>0.000194<text:tab/>0.321017<text:tab/>0.179397</text:p>
      <text:p text:style-name="P1">4<text:tab/>10000<text:tab/>0.000387<text:tab/>1.153186<text:tab/>0.611806</text:p>
      <text:p text:style-name="P1">5<text:tab/>50000<text:tab/>0.001812<text:tab/>29.628070<text:tab/>15.366653</text:p>
      <text:p text:style-name="P1">6<text:tab/>100000<text:tab/>0.002770<text:tab/>117.209190<text:tab/>61.286827</text:p>
      <text:p text:style-name="P1">7<text:tab/>500000<text:tab/>0.009742<text:tab/>3271.032216<text:tab/>1528.939806</text:p>
      <text:p text:style-name="P1"></text:p>
      <text:p text:style-name="P1">merge</text:p>
      <text:p text:style-name="P1">Sno<text:tab/>Size<text:tab/>Best<text:tab/>Worst<text:tab/>Average</text:p>
      <text:p text:style-name="P1">1<text:tab/>500<text:tab/>0.000451<text:tab/>0.000425<text:tab/>0.000579</text:p>
      <text:p text:style-name="P1">2<text:tab/>1000<text:tab/>0.000951<text:tab/>0.000918<text:tab/>0.001221</text:p>
      <text:p text:style-name="P1">3<text:tab/>5000<text:tab/>0.005655<text:tab/>0.006066<text:tab/>0.007809</text:p>
      <text:p text:style-name="P1">4<text:tab/>10000<text:tab/>0.011068<text:tab/>0.012469<text:tab/>0.014173</text:p>
      <text:p text:style-name="P1">5<text:tab/>50000<text:tab/>0.049991<text:tab/>0.037927<text:tab/>0.062031</text:p>
      <text:p text:style-name="P1">6<text:tab/>100000<text:tab/>0.077358<text:tab/>0.079844<text:tab/>0.095951</text:p>
      <text:p text:style-name="P1">7<text:tab/>500000<text:tab/>0.414361<text:tab/>0.449115<text:tab/>0.585941</text:p>
      <text:p text:style-name="P1">opt_bubb</text:p>
      <text:p text:style-name="P1">Sno<text:tab/>Size<text:tab/>Best<text:tab/>Worst<text:tab/>Average</text:p>
      <text:p text:style-name="P1">1<text:tab/>500<text:tab/>0.000010<text:tab/>0.006588<text:tab/>0.007259</text:p>
      <text:p text:style-name="P1">2<text:tab/>1000<text:tab/>0.000018<text:tab/>0.015762<text:tab/>0.023249</text:p>
      <text:p text:style-name="P1">3<text:tab/>5000<text:tab/>0.000093<text:tab/>0.327908<text:tab/>0.369868</text:p>
      <text:p text:style-name="P1">4<text:tab/>10000<text:tab/>0.000157<text:tab/>1.324704<text:tab/>1.471179</text:p>
      <text:p text:style-name="P1">5<text:tab/>50000<text:tab/>0.000912<text:tab/>39.991540<text:tab/>36.370685</text:p>
      <text:p text:style-name="P1">6<text:tab/>100000<text:tab/>0.001405<text:tab/>196.124341<text:tab/>144.137248</text:p>
      <text:p text:style-name="P1">7<text:tab/>500000<text:tab/>0.006107<text:tab/>4904.151221<text:tab/>3579.787036</text:p>
      <text:p text:style-name="P1"/>
      <text:p text:style-name="P1">opt_rank</text:p>
      <text:p text:style-name="P1">Sno<text:tab/>Size<text:tab/>Best<text:tab/>Worst<text:tab/>Average</text:p>
      <text:p text:style-name="P1">1<text:tab/>500<text:tab/>0.000082<text:tab/>0.003921<text:tab/>0.002840</text:p>
      <text:p text:style-name="P1">2<text:tab/>1000<text:tab/>0.000157<text:tab/>0.015753<text:tab/>0.012561</text:p>
      <text:p text:style-name="P1">3<text:tab/>5000<text:tab/>0.000577<text:tab/>0.390800<text:tab/>0.282726</text:p>
      <text:p text:style-name="P1">4<text:tab/>10000<text:tab/>0.001157<text:tab/>1.557167<text:tab/>1.140540</text:p>
      <text:p text:style-name="P1">5<text:tab/>50000<text:tab/>0.005654<text:tab/>39.023007<text:tab/>28.372917</text:p>
      <text:p text:style-name="P1">6<text:tab/>100000<text:tab/>0.007405<text:tab/>155.902897<text:tab/>152.097548</text:p>
      <text:p text:style-name="P1">7<text:tab/>500000<text:tab/>0.029555<text:tab/>3922.309009<text:tab/>3579.787036</text:p>
      <text:p text:style-name="P1"/>
      <text:p text:style-name="P1">quick</text:p>
      <text:p text:style-name="P1">Sno<text:tab/>Size<text:tab/>Best<text:tab/>Worst<text:tab/>Average</text:p>
      <text:p text:style-name="P1">1<text:tab/>500<text:tab/>0.000240<text:tab/>0.001554<text:tab/>0.000693</text:p>
      <text:p text:style-name="P1"><text:soft-page-break/>2<text:tab/>1000<text:tab/>0.000531<text:tab/>0.005553<text:tab/>0.003311</text:p>
      <text:p text:style-name="P1">3<text:tab/>5000<text:tab/>0.003003<text:tab/>0.052860<text:tab/>0.039334</text:p>
      <text:p text:style-name="P1">4<text:tab/>10000<text:tab/>0.006379<text:tab/>0.115712<text:tab/>0.073042</text:p>
      <text:p text:style-name="P1">5<text:tab/>50000<text:tab/>0.018143<text:tab/>0.905749<text:tab/>0.540319</text:p>
      <text:p text:style-name="P1">6<text:tab/>100000<text:tab/>0.034651<text:tab/>2.094237<text:tab/>1.227505</text:p>
      <text:p text:style-name="P1">7<text:tab/>500000<text:tab/>0.181137<text:tab/>14.129158<text:tab/>8.170807</text:p>
      <text:p text:style-name="P1">8<text:tab/>1000000<text:tab/>0.373328<text:tab/>30.713518<text:tab/>17.244892</text:p>
      <text:p text:style-name="P1">9<text:tab/>5000000<text:tab/>2.040592<text:tab/>194.871995<text:tab/>107.857912</text:p>
      <text:p text:style-name="P1"/>
      <text:p text:style-name="P1">rank</text:p>
      <text:p text:style-name="P1">Sno<text:tab/>Size<text:tab/>Best<text:tab/>Worst<text:tab/>Average</text:p>
      <text:p text:style-name="P1">1<text:tab/>500<text:tab/>0.008235<text:tab/>0.005768<text:tab/>0.004636</text:p>
      <text:p text:style-name="P1">2<text:tab/>1000<text:tab/>0.024714<text:tab/>0.014227<text:tab/>0.018394</text:p>
      <text:p text:style-name="P1">3<text:tab/>5000<text:tab/>0.329821<text:tab/>0.297179<text:tab/>0.467510</text:p>
      <text:p text:style-name="P1">4<text:tab/>10000<text:tab/>0.991101<text:tab/>1.194380<text:tab/>1.870242</text:p>
      <text:p text:style-name="P1">5<text:tab/>50000<text:tab/>27.385482<text:tab/>35.822004<text:tab/>46.228710</text:p>
      <text:p text:style-name="P1">6<text:tab/>100000<text:tab/>108.817326<text:tab/>161.537830<text:tab/>186.606849</text:p>
      <text:p text:style-name="P1">7<text:tab/>500000<text:tab/>2789.701178<text:tab/>4071.596616<text:tab/>4493.988814</text:p>
      <text:p text:style-name="P1"/>
      <text:p text:style-name="P1">selectio</text:p>
      <text:p text:style-name="P1"/>
      <text:p text:style-name="P1">Sno<text:tab/>Size<text:tab/>Best<text:tab/>Worst<text:tab/>Average</text:p>
      <text:p text:style-name="P1">1<text:tab/>500<text:tab/>0.000007<text:tab/>0.001727<text:tab/>0.002633</text:p>
      <text:p text:style-name="P1">2<text:tab/>1000<text:tab/>0.000012<text:tab/>0.007350<text:tab/>0.010426</text:p>
      <text:p text:style-name="P1">3<text:tab/>5000<text:tab/>0.000058<text:tab/>0.174714<text:tab/>0.258686</text:p>
      <text:p text:style-name="P1">4<text:tab/>10000<text:tab/>0.000115<text:tab/>0.654928<text:tab/>1.036081</text:p>
      <text:p text:style-name="P1">5<text:tab/>50000<text:tab/>0.000872<text:tab/>24.140060<text:tab/>25.806333</text:p>
      <text:p text:style-name="P1">6<text:tab/>100000<text:tab/>0.001767<text:tab/>105.473395<text:tab/>103.305530</text:p>
      <text:p text:style-name="P1">7<text:tab/>500000<text:tab/>0.005764<text:tab/>2618.859403<text:tab/>2592.4904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8T01:32:07.827304519</meta:creation-date>
    <dc:date>2016-03-18T01:40:53.003926592</dc:date>
    <meta:editing-duration>P0D</meta:editing-duration>
    <meta:editing-cycles>1</meta:editing-cycles>
    <meta:document-statistic meta:table-count="0" meta:image-count="0" meta:object-count="0" meta:page-count="2" meta:paragraph-count="75" meta:word-count="339" meta:character-count="2387" meta:non-whitespace-character-count="2058"/>
    <meta:generator>LibreOffice/4.2.8.2$Linux_X86_64 LibreOffice_project/420m0$Build-2</meta:generator>
  </office:meta>
</office:document-meta>
</file>